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626c6"/>
    </style:style>
    <style:style style:name="P2" style:family="paragraph" style:parent-style-name="Standard" style:list-style-name="L1">
      <style:text-properties officeooo:rsid="001438ab" officeooo:paragraph-rsid="001438ab"/>
    </style:style>
    <style:style style:name="P3" style:family="paragraph" style:parent-style-name="Standard" style:list-style-name="L1">
      <style:text-properties officeooo:rsid="001a24d2" officeooo:paragraph-rsid="001a24d2"/>
    </style:style>
    <style:style style:name="P4" style:family="paragraph" style:parent-style-name="Standard" style:list-style-name="L1">
      <style:text-properties officeooo:rsid="00154db0" officeooo:paragraph-rsid="00154db0"/>
    </style:style>
    <style:style style:name="P5" style:family="paragraph" style:parent-style-name="Standard" style:list-style-name="L1">
      <style:text-properties officeooo:rsid="0015715d" officeooo:paragraph-rsid="0015715d"/>
    </style:style>
    <style:style style:name="P6" style:family="paragraph" style:parent-style-name="Standard" style:list-style-name="L1">
      <style:text-properties officeooo:rsid="00157239" officeooo:paragraph-rsid="00157239"/>
    </style:style>
    <style:style style:name="P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26c6" officeooo:paragraph-rsid="001626c6" style:font-size-asian="12pt" style:font-size-complex="12pt"/>
    </style:style>
    <style:style style:name="P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8aa50" officeooo:paragraph-rsid="0018aa50" style:font-size-asian="12pt" style:font-size-complex="12pt"/>
    </style:style>
    <style:style style:name="P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91180" officeooo:paragraph-rsid="00191180" style:font-size-asian="12pt" style:font-size-complex="12pt"/>
    </style:style>
    <style:style style:name="P10" style:family="paragraph" style:parent-style-name="Standard" style:list-style-name="L1">
      <style:text-properties officeooo:rsid="001b2643" officeooo:paragraph-rsid="001b2643"/>
    </style:style>
    <style:style style:name="T1" style:family="text">
      <style:text-properties officeooo:rsid="001626c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626c6" style:font-size-asian="12pt" style:font-size-complex="12pt"/>
    </style:style>
    <style:style style:name="T4" style:family="text">
      <style:text-properties fo:color="#000000" style:font-name="Liberation Serif" fo:font-size="12pt" officeooo:rsid="001626c6" style:font-size-asian="12pt" style:font-size-complex="12pt"/>
    </style:style>
    <style:style style:name="T5" style:family="text">
      <style:text-properties officeooo:rsid="00177c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78090785" text:style-name="L1">
        <text:list-item>
          <text:p text:style-name="P2">To access the CS computers from terminal type: ssh <text:a xlink:type="simple" xlink:href="mailto:zmeyer1@schizo.cs.byu.edu" text:style-name="Internet_20_link" text:visited-style-name="Visited_20_Internet_20_Link">zmeyer1@schizo.cs.byu.edu</text:a></text:p>
          <text:list>
            <text:list-item>
              <text:p text:style-name="P3">disconnect is just exit</text:p>
            </text:list-item>
          </text:list>
        </text:list-item>
        <text:list-item>
          <text:p text:style-name="P4">touch &lt;filename&gt; creates a new file of &lt;filename&gt; (remember the extension)</text:p>
        </text:list-item>
        <text:list-item>
          <text:p text:style-name="P5">rm &lt;filename&gt; deletes &lt;filename&gt;</text:p>
        </text:list-item>
        <text:list-item>
          <text:p text:style-name="P5">mkdir &lt;filename&gt; creates a directory called &lt;filename&gt;</text:p>
        </text:list-item>
        <text:list-item>
          <text:p text:style-name="P5">rm -r &lt;filename&gt; deletes the directory and any files inside it</text:p>
        </text:list-item>
        <text:list-item>
          <text:p text:style-name="P10">cat &lt;filename&gt; shows the contents of &lt;filename&gt;</text:p>
        </text:list-item>
        <text:list-item>
          <text:p text:style-name="P6">to get to my own computer files, type: cd /mnt/c/Users/Zack</text:p>
          <text:list>
            <text:list-item>
              <text:p text:style-name="P6">adding /Desktop takes me to the desktop</text:p>
            </text:list-item>
          </text:list>
        </text:list-item>
        <text:list-item>
          <text:p text:style-name="P1"><text:span text:style-name="T1">To copy files from my computer to a remote computer (connected by S</text:span><text:span text:style-name="T4">SH): </text:span><text:span text:style-name="T2">scp -r ~/dir </text:span><text:a xlink:type="simple" xlink:href="mailto:user@site" text:style-name="Internet_20_link" text:visited-style-name="Visited_20_Internet_20_Link">user@site</text:a><text:span text:style-name="T2">:~/dir</text:span></text:p>
          <text:list>
            <text:list-item>
              <text:p text:style-name="P7">This copies the first ‘dir’ directory to the second ‘dir’ directory on the remote system (need to exclude the ~ <text:span text:style-name="T5">to access my Desktop files</text:span>)</text:p>
            </text:list-item>
            <text:list-item>
              <text:p text:style-name="P1"><text:span text:style-name="T3">To go the other way type: </text:span><text:span text:style-name="T2">scp -r user@site:~/dir ~/dir </text:span></text:p>
            </text:list-item>
          </text:list>
        </text:list-item>
        <text:list-item>
          <text:p text:style-name="P8">To compress a folder go to the folder using “cd” and type “tar czf &lt;name of compressed folder&gt;.tgz .”</text:p>
        </text:list-item>
        <text:list-item>
          <text:p text:style-name="P9">gcc -Og -S &lt;file.c&gt; creates a .s file (assembly code) from a .c 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54:08.897000000</meta:creation-date>
    <dc:date>2018-09-06T16:51:05.336000000</dc:date>
    <meta:editing-duration>PT1H10M45S</meta:editing-duration>
    <meta:editing-cycles>1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4" meta:word-count="170" meta:character-count="943" meta:non-whitespace-character-count="800"/>
  </office:meta>
</office:document-meta>
</file>